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21cm" svg:height="0.771cm" draw:transform="skewX (0.000174532925199431) rotate (-1.55212130379856) translate (7.02823471997649cm 2.12750810475251cm)" svg:viewBox="0 0 6122 772" svg:d="M257 772c240-5 2079-72 3195-108 1119-36 2233 80 2608 77 128 1 56-701-193-714-819-40-1652-31-2561-2-909 30-2312 13-3264 35-98 1-24 719 215 712z">
          <text:p/>
        </draw:path>
        <draw:path draw:style-name="gr1" draw:text-style-name="P1" draw:layer="layout" svg:width="6.237cm" svg:height="0.796cm" draw:transform="skewX (0.00122173047639603) rotate (-1.55124863917256) translate (3.6044743237618cm 2.4285440530032cm)" svg:viewBox="0 0 6238 797" svg:d="M109 703c341 33 2082 71 2802 82 719 11 2918 15 3291 9 129 4-120-713-234-712-367 0-1826 70-2661 76-837 10-2885-106-3241-158-122-15-55 693 43 703z">
          <text:p/>
        </draw:path>
        <draw:path draw:style-name="gr1" draw:text-style-name="P1" draw:layer="layout" svg:width="1.671cm" svg:height="3.743cm" draw:transform="rotate (-1.55229583672376) translate (6.8506032924225cm 5.5207301498269cm)" svg:viewBox="0 0 1672 3744" svg:d="M1671 3554c-88-186-436-955-605-1648-170-693-238-1226-252-1522-12-295-811-518-814-291-3 228 203 1221 389 1918s388 1256 544 1673c61 162 765-45 738-130z">
          <text:p/>
        </draw:path>
        <draw:path draw:style-name="gr1" draw:text-style-name="P1" draw:layer="layout" svg:width="0.902cm" svg:height="0.661cm" draw:transform="skewX (0.0012217304763961) rotate (-2.1556561591382) translate (3.8857906519278cm 6.6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1) rotate (-2.1556561591382) translate (7.0874573185943cm 5.681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8) rotate (-2.15652882376419) translate (3.7318736382088cm 2.46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244346095279185) rotate (-2.1556561591382) translate (3.765640332617cm 8.39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608) rotate (-2.15652882376419) translate (7.0968736382087cm 2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) rotate (-2.1556561591382) translate (7.2357906519277cm 7.97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1663266321704cm 0.858241976327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6.2238736382088cm 1.045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4364725199636cm 1.81902411095099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7:54.01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